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weight="bold" style:font-name-asian="Verdana" style:font-size-asian="11pt" style:font-weight-asian="bold" style:font-name-complex="Verdana" style:font-size-complex="11pt"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4"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5" style:family="paragraph" style:parent-style-name="Standard" style:list-style-name="">
      <style:paragraph-properties fo:margin-top="0in" fo:margin-bottom="0.1665in" style:line-height-at-least="0.25in" fo:text-align="start" style:justify-single-word="false" style:text-autospace="none"/>
      <style:text-properties style:use-window-font-color="true" style:font-name="Verdana" fo:font-size="18pt" style:font-name-asian="Verdana" style:font-size-asian="18pt" style:font-name-complex="Verdana" style:font-size-complex="18pt"/>
    </style:style>
    <style:style style:name="P6"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P7"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style>
    <style:style style:name="P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0"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1"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style>
    <style:style style:name="P12"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T1"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2"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killet Apple Crisp with Cardamom</text:p>
      <text:p text:style-name="P1">Serves 6 to 8</text:p>
      <text:p text:style-name="P6">We like Golden Delicious apples for this recipe, but any sweet, crisp apple such as Honeycrisp or Braeburn can be substituted. Do not use Granny Smith apples in this recipe. Serve the apple crisp warm or at room temperature with vanilla ice cream.</text:p>
      <text:p text:style-name="P2">INGREDIENTS</text:p>
      <text:p text:style-name="P2">TOPPING</text:p>
      <text:p text:style-name="P7"><text:span text:style-name="T1"><text:tab/><text:tab/>3/4</text:span><text:span text:style-name="T2"> cup (3 3/4 ounces) unbleached all-purpose flour</text:span></text:p>
      <text:p text:style-name="P7"><text:span text:style-name="T1"><text:tab/><text:tab/>1/2</text:span><text:span text:style-name="T2"> cup pistachios , chopped fine</text:span></text:p>
      <text:p text:style-name="P7"><text:span text:style-name="T1"><text:tab/><text:tab/>1/4</text:span><text:span text:style-name="T2"> cup walnuts , chopped fine</text:span></text:p>
      <text:p text:style-name="P7"><text:span text:style-name="T1"><text:tab/><text:tab/>3/4</text:span><text:span text:style-name="T2"> cup old-fashioned rolled oats</text:span></text:p>
      <text:p text:style-name="P7"><text:span text:style-name="T1"><text:tab/><text:tab/>1/2</text:span><text:span text:style-name="T2"> cup (3 1/2 ounces) packed light brown sugar</text:span></text:p>
      <text:p text:style-name="P7"><text:span text:style-name="T1"><text:tab/><text:tab/>1/4</text:span><text:span text:style-name="T2"> cup (1 3/4 ounces) granulated sugar</text:span></text:p>
      <text:p text:style-name="P7"><text:span text:style-name="T1"><text:tab/><text:tab/>1/2</text:span><text:span text:style-name="T2"> teaspoon ground cinnamon</text:span></text:p>
      <text:p text:style-name="P7"><text:span text:style-name="T1"><text:tab/><text:tab/>1/2</text:span><text:span text:style-name="T2"> teaspoon table salt</text:span></text:p>
      <text:p text:style-name="P7"><text:span text:style-name="T1"><text:tab/><text:tab/>8</text:span><text:span text:style-name="T2"> tablespoons (1 stick) unsalted butter , melted</text:span></text:p>
      <text:p text:style-name="P2">FILLING</text:p>
      <text:p text:style-name="P7"><text:span text:style-name="T1"><text:tab/><text:tab/>3</text:span><text:span text:style-name="T2"> pounds Golden Delicious apples(about 7 medium), peeled, cored, halved, and cut into 1/2-inch-thick wedges (see note)</text:span></text:p>
      <text:p text:style-name="P7"><text:span text:style-name="T1"><text:tab/><text:tab/>1/4</text:span><text:span text:style-name="T2"> cup (1 3/4 ounces) granulated sugar</text:span></text:p>
      <text:p text:style-name="P7"><text:span text:style-name="T1"><text:tab/><text:tab/>1/4</text:span><text:span text:style-name="T2"> teaspoon ground cardamom</text:span></text:p>
      <text:p text:style-name="P7"><text:span text:style-name="T1"><text:tab/><text:tab/></text:span><text:span text:style-name="T2">Seeds from 1 vanilla bean</text:span></text:p>
      <text:p text:style-name="P7"><text:span text:style-name="T1"><text:tab/><text:tab/>1</text:span><text:span text:style-name="T2"> cup apple cider</text:span></text:p>
      <text:p text:style-name="P7"><text:span text:style-name="T1"><text:tab/><text:tab/>2</text:span><text:span text:style-name="T2"> teaspoons juice from 1 lemon</text:span></text:p>
      <text:p text:style-name="P7"><text:span text:style-name="T1"><text:tab/><text:tab/>2</text:span><text:span text:style-name="T2"> tablespoons unsalted butter</text:span></text:p>
      <text:p text:style-name="P2"/>
      <text:p text:style-name="P2"/>
      <text:p text:style-name="P2">INSTRUCTIONS</text:p>
      <text:p text:style-name="P8"><text:soft-page-break/><text:span text:style-name="T1"><text:tab/><text:tab/>1. FOR THE TOPPING:</text:span><text:span text:style-name="T2"> Adjust oven rack to middle position and heat oven to 450 degrees. Combine flour, pistachios, walnuts, oats, brown sugar, granulated sugar, cinnamon, and salt in medium bowl. Stir in butter until mixture is thoroughly moistened and crumbly. Set aside while preparing fruit filling.</text:span></text:p>
      <text:p text:style-name="P8"><text:span text:style-name="T1"><text:tab/><text:tab/>2. FOR THE FILLING:</text:span><text:span text:style-name="T2"> Toss apples, granulated sugar, cardamom, and vanilla bean seeds together in large bowl; set aside. Bring cider to simmer in 12-inch ovensafe skillet over medium heat; cook until reduced to ½ cup, about 5 minutes. Transfer reduced cider to bowl or liquid measuring cup; stir in lemon juice and set aside. </text:span></text:p>
      <text:p text:style-name="P9"><text:tab/><text:tab/>3. Heat butter in now-empty skillet over medium heat. When foaming subsides, add apple mixture and cook, stirring frequently, until apples begin to soften and become translucent, 12 to 14 minutes. (Do not fully cook apples.) Remove pan from heat and gently stir in cider mixture until apples are coated.</text:p>
      <text:p text:style-name="P9"><text:tab/><text:tab/>4. Sprinkle topping evenly over fruit, breaking up any large chunks. Place skillet on baking sheet and bake until fruit is tender and topping is deep golden brown, 15 to 20 minutes. Cool on wire rack until warm, at least 15 minutes, and serve.</text:p>
      <text:p text:style-name="P3">TECHNIQUE</text:p>
      <text:p text:style-name="P11"><text:span text:style-name="T1"><text:tab/><text:tab/>3 STEPS TO GREAT APPLE CRISP </text:span><text:span text:style-name="T2">Traditional apple crisp is never terrible, but it’s often flawed by unevenly cooked apples and a topping more mushy than crisp. Here’s how we turn a decent dessert into something great. </text:span></text:p>
      <text:p text:style-name="P10"><text:tab/><text:tab/></text:p>
      <text:p text:style-name="P12"><text:span text:style-name="T1"><text:tab/><text:tab/>1. CREATE APPLE</text:span><text:span text:style-name="T2"> </text:span><text:span text:style-name="T1">CONCENTRATE</text:span><text:span text:style-name="T2"> Reducing cider and adding it to the filling concentrates the fruity flavor, even when apples are out of season. </text:span></text:p>
      <text:p text:style-name="P12"><text:span text:style-name="T1"><text:tab/><text:tab/>2. CREATE CARAMELIZED</text:span><text:span text:style-name="T2">  </text:span><text:span text:style-name="T1">APPLES</text:span><text:span text:style-name="T2"> Sautéing sugared apples in butter contributes caramelized flavor and allows for stirring, so slices turn out evenly cooked. </text:span></text:p>
      <text:p text:style-name="P12"><text:span text:style-name="T1"><text:tab/><text:tab/>3. TRANSFER TO OVEN</text:span><text:span text:style-name="T2">  Just 15 minutes at 450 degrees browns the topping without overcooking the apples and keeps the topping from turning mushy.</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18T22:26:51</meta:creation-date>
    <meta:document-statistic meta:table-count="0" meta:image-count="0" meta:object-count="0" meta:page-count="2" meta:paragraph-count="33" meta:word-count="463" meta:character-count="2829"/>
    <dc:date>2012-06-18T22:33:00</dc:date>
    <dc:creator>Robert Houk</dc:creator>
    <meta:editing-duration>PT00H06M12S</meta:editing-duration>
    <meta:editing-cycles>1</meta:editing-cycles>
    <meta:generator>OpenOffice.org/3.2$Unix OpenOffice.org_project/320m18$Build-9502</meta:generator>
  </office:meta>
</office:document-meta>
</file>